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onaco, 'Andale Mono', 'Ubuntu Mono', monospace"/>
    <style:font-face style:name="Inconsolata" svg:font-family="Inconsolata, monospace, sans-serif"/>
    <style:font-face style:name="JetBrains Mono" svg:font-family="'JetBrains Mono'"/>
    <style:font-face style:name="JetBrains Mono1"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rriweather" svg:font-family="Merriweather, 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office:font-face-decls>
  <office:automatic-styles>
    <style:style style:name="P1" style:family="paragraph" style:parent-style-name="Standard">
      <style:text-properties fo:font-size="12pt" officeooo:paragraph-rsid="00036b02" style:font-size-asian="12pt" style:font-size-complex="12pt"/>
    </style:style>
    <style:style style:name="P2" style:family="paragraph" style:parent-style-name="Standard">
      <loext:graphic-properties draw:fill="solid" draw:fill-color="#ffffff"/>
      <style:paragraph-properties fo:background-color="#ffffff" fo:padding="0in" fo:border="none" style:shadow="none"/>
      <style:text-properties fo:font-size="12pt" officeooo:paragraph-rsid="00036b02" style:font-size-asian="12pt" style:font-size-complex="12pt"/>
    </style:style>
    <style:style style:name="P3" style:family="paragraph" style:parent-style-name="Standard">
      <style:text-properties fo:font-size="12pt" officeooo:rsid="0004da5c" officeooo:paragraph-rsid="0004da5c" style:font-size-asian="12pt" style:font-size-complex="12pt"/>
    </style:style>
    <style:style style:name="P4" style:family="paragraph" style:parent-style-name="Standard">
      <style:text-properties fo:font-size="12pt" fo:font-weight="normal" officeooo:rsid="00036b02" officeooo:paragraph-rsid="00036b02" style:font-size-asian="12pt" style:font-weight-asian="normal" style:font-size-complex="12pt" style:font-weight-complex="normal"/>
    </style:style>
    <style:style style:name="P5" style:family="paragraph" style:parent-style-name="Standard">
      <style:text-properties fo:font-size="12pt" fo:font-weight="normal" officeooo:rsid="0004da5c" officeooo:paragraph-rsid="0004da5c" style:font-size-asian="12pt" style:font-weight-asian="normal" style:font-size-complex="12pt" style:font-weight-complex="normal"/>
    </style:style>
    <style:style style:name="P6" style:family="paragraph" style:parent-style-name="Heading_20_3">
      <style:text-properties fo:font-variant="normal" fo:text-transform="none" fo:color="#2e2e2e" loext:opacity="100%" style:font-name="Open Sans" fo:font-size="12pt" fo:letter-spacing="normal" fo:font-style="normal" fo:font-weight="normal" officeooo:paragraph-rsid="00075c7b" style:font-size-asian="12pt" style:font-size-complex="12pt"/>
    </style:style>
    <style:style style:name="P7" style:family="paragraph" style:parent-style-name="Heading_20_3">
      <style:text-properties fo:font-variant="normal" fo:text-transform="none" fo:color="#2e2e2e" loext:opacity="100%" style:font-name="Open Sans" fo:font-size="12pt" fo:letter-spacing="normal" fo:font-style="normal" fo:font-weight="bold" officeooo:paragraph-rsid="00075c7b" style:font-size-asian="12pt" style:font-weight-asian="bold" style:font-size-complex="12pt" style:font-weight-complex="bold"/>
    </style:style>
    <style:style style:name="P8" style:family="paragraph" style:parent-style-name="Preformatted_20_Text">
      <loext:graphic-properties draw:fill="solid" draw:fill-color="#f7fafb" draw:opacity="100%"/>
      <style:paragraph-properties fo:margin-left="0in" fo:margin-right="0in" fo:margin-top="0in" fo:margin-bottom="0in" style:contextual-spacing="false" fo:orphans="2" fo:widows="2" fo:text-indent="0in" style:auto-text-indent="false" fo:background-color="#f7fafb" fo:padding-left="0.1043in" fo:padding-right="0in" fo:padding-top="0.1043in" fo:padding-bottom="0.1043in" fo:border-left="0.06pt solid #e3edf3" fo:border-right="none" fo:border-top="0.06pt solid #e3edf3" fo:border-bottom="0.06pt solid #e3edf3"/>
    </style:style>
    <style:style style:name="P9" style:family="paragraph" style:parent-style-name="Preformatted_20_Text">
      <loext:graphic-properties draw:fill="solid" draw:fill-color="#f7fafb" draw:opacity="100%"/>
      <style:paragraph-properties fo:margin-top="0in" fo:margin-bottom="0in" style:contextual-spacing="false" fo:orphans="2" fo:widows="2" fo:background-color="#f7fafb" fo:padding-left="0.1043in" fo:padding-right="0in" fo:padding-top="0.1043in" fo:padding-bottom="0.1043in" fo:border-left="0.06pt solid #e3edf3" fo:border-right="none" fo:border-top="0.06pt solid #e3edf3" fo:border-bottom="0.06pt solid #e3edf3"/>
    </style:style>
    <style:style style:name="P10" style:family="paragraph" style:parent-style-name="Preformatted_20_Text">
      <loext:graphic-properties draw:fill="solid" draw:fill-color="#f5f2f0" draw:opacity="100%"/>
      <style:paragraph-properties fo:margin-left="0in" fo:margin-right="0in" fo:line-height="150%" fo:text-align="start" style:justify-single-word="false" fo:orphans="2" fo:widows="2" fo:text-indent="0in" style:auto-text-indent="false" fo:background-color="#f5f2f0" fo:padding-left="0.0193in" fo:padding-right="0in" fo:padding-top="0.0193in" fo:padding-bottom="0.0193in" fo:border-left="0.06pt solid #e3edf3" fo:border-right="none" fo:border-top="0.06pt solid #e3edf3" fo:border-bottom="0.06pt solid #e3edf3"/>
    </style:style>
    <style:style style:name="P11" style:family="paragraph" style:parent-style-name="Preformatted_20_Text">
      <loext:graphic-properties draw:fill="solid" draw:fill-color="#f5f2f0" draw:opacity="100%"/>
      <style:paragraph-properties fo:margin-top="0in" fo:margin-bottom="0.1965in" style:contextual-spacing="false" fo:line-height="150%" fo:text-align="start" style:justify-single-word="false" fo:orphans="2" fo:widows="2" fo:background-color="#f5f2f0" fo:padding-left="0.0193in" fo:padding-right="0in" fo:padding-top="0.0193in" fo:padding-bottom="0.0193in" fo:border-left="0.06pt solid #e3edf3" fo:border-right="none" fo:border-top="0.06pt solid #e3edf3" fo:border-bottom="0.06pt solid #e3edf3"/>
    </style:style>
    <style:style style:name="P12" style:family="paragraph" style:parent-style-name="Preformatted_20_Text">
      <loext:graphic-properties draw:fill="solid" draw:fill-color="#f5f2f0" draw:opacity="100%"/>
      <style:paragraph-properties fo:line-height="150%" fo:text-align="start" style:justify-single-word="false" fo:orphans="2" fo:widows="2" fo:background-color="#f5f2f0" fo:padding-left="0.0193in" fo:padding-right="0in" fo:padding-top="0.0193in" fo:padding-bottom="0.0193in" fo:border-left="0.06pt solid #e3edf3" fo:border-right="none" fo:border-top="0.06pt solid #e3edf3" fo:border-bottom="0.06pt solid #e3edf3"/>
    </style:style>
    <style:style style:name="P13" style:family="paragraph" style:parent-style-name="Preformatted_20_Text">
      <loext:graphic-properties draw:fill="solid" draw:fill-color="#f5f2f0" draw:opacity="100%"/>
      <style:paragraph-properties fo:line-height="150%" fo:text-align="start" style:justify-single-word="false" fo:orphans="2" fo:widows="2" fo:background-color="#f5f2f0" fo:padding-left="0.0193in" fo:padding-right="0in" fo:padding-top="0.0193in" fo:padding-bottom="0.0193in" fo:border-left="0.06pt solid #e3edf3" fo:border-right="none" fo:border-top="0.06pt solid #e3edf3" fo:border-bottom="0.06pt solid #e3edf3"/>
      <style:text-properties fo:font-size="12pt" style:font-size-asian="12pt" style:font-size-complex="12pt"/>
    </style:style>
    <style:style style:name="P14" style:family="paragraph" style:parent-style-name="Standard">
      <style:text-properties fo:font-size="12pt" officeooo:paragraph-rsid="00075c7b" style:font-size-asian="12pt" style:font-size-complex="12pt"/>
    </style:style>
    <style:style style:name="P15" style:family="paragraph" style:parent-style-name="Standard">
      <loext:graphic-properties draw:fill="solid" draw:fill-color="#1e1f22"/>
      <style:paragraph-properties fo:margin-left="0in" fo:margin-right="0in" fo:margin-top="0in" fo:margin-bottom="0in" style:contextual-spacing="false" fo:orphans="2" fo:widows="2" fo:text-indent="0in" style:auto-text-indent="false" fo:background-color="#1e1f22" fo:padding="0in" fo:border="none" style:shadow="none"/>
      <style:text-properties fo:font-size="12pt" style:font-size-asian="12pt" style:font-size-complex="12pt"/>
    </style:style>
    <style:style style:name="P16" style:family="paragraph" style:parent-style-name="Standard">
      <style:paragraph-properties fo:margin-left="0in" fo:margin-right="0in" fo:margin-top="0in" fo:margin-bottom="0in" style:contextual-spacing="false" fo:orphans="2" fo:widows="2" fo:text-indent="0in" style:auto-text-indent="false"/>
      <style:text-properties fo:font-size="12pt" style:font-size-asian="12pt" style:font-size-complex="12pt"/>
    </style:style>
    <style:style style:name="P17"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a4145" loext:opacity="100%" style:font-name="Merriweather" fo:font-size="12pt" fo:letter-spacing="normal" fo:font-style="normal" fo:font-weight="normal" style:font-size-asian="12pt" style:font-size-complex="12pt"/>
    </style:style>
    <style:style style:name="P18" style:family="paragraph" style:parent-style-name="Text_20_body">
      <style:text-properties fo:font-variant="normal" fo:text-transform="none" fo:color="#2e2e2e" loext:opacity="100%" style:font-name="Open Sans" fo:font-size="12pt" fo:letter-spacing="normal" fo:font-style="normal" fo:font-weight="bold" officeooo:paragraph-rsid="00075c7b" style:font-size-asian="12pt" style:font-weight-asian="bold" style:font-size-complex="12pt" style:font-weight-complex="bold"/>
    </style:style>
    <style:style style:name="P19" style:family="paragraph" style:parent-style-name="Text_20_body">
      <style:paragraph-properties fo:margin-left="0in" fo:margin-right="0in" fo:margin-top="0in" fo:margin-bottom="0in" style:contextual-spacing="false" fo:orphans="2" fo:widows="2" fo:text-indent="0in" style:auto-text-indent="false"/>
    </style:style>
    <style:style style:name="P20" style:family="paragraph" style:parent-style-name="Text_20_body">
      <style:text-properties fo:font-size="12pt" officeooo:paragraph-rsid="00075c7b" style:font-size-asian="12pt" style:font-size-complex="12pt"/>
    </style:style>
    <style:style style:name="P21" style:family="paragraph" style:parent-style-name="Text_20_body">
      <style:paragraph-properties fo:margin-left="0in" fo:margin-right="0in" fo:margin-top="0in" fo:margin-bottom="0in" style:contextual-spacing="false" fo:orphans="2" fo:widows="2" fo:text-indent="0in" style:auto-text-indent="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036b02" style:font-weight-asian="normal" style:font-weight-complex="normal"/>
    </style:style>
    <style:style style:name="T3" style:family="text">
      <style:text-properties fo:font-weight="normal" officeooo:rsid="000663e1" style:font-weight-asian="normal" style:font-weight-complex="normal"/>
    </style:style>
    <style:style style:name="T4" style:family="text">
      <style:text-properties fo:font-weight="normal" officeooo:rsid="000b3cef" style:font-weight-asian="normal" style:font-weight-complex="normal"/>
    </style:style>
    <style:style style:name="T5" style:family="text">
      <style:text-properties fo:font-weight="bold" officeooo:rsid="00036b02" style:font-weight-asian="bold" style:font-weight-complex="bold"/>
    </style:style>
    <style:style style:name="T6" style:family="text">
      <style:text-properties fo:font-weight="bold" officeooo:rsid="00075c7b" style:font-weight-asian="bold" style:font-weight-complex="bold"/>
    </style:style>
    <style:style style:name="T7" style:family="text">
      <style:text-properties fo:color="#0033b3" loext:opacity="100%" style:font-name="JetBrains Mono1" fo:font-style="normal" fo:font-weight="normal" style:font-style-asian="normal" style:font-weight-asian="normal"/>
    </style:style>
    <style:style style:name="T8" style:family="text">
      <style:text-properties fo:color="#0033b3" loext:opacity="100%" style:font-name="JetBrains Mono1" fo:font-style="normal" fo:font-weight="normal" officeooo:rsid="00036b02" style:font-style-asian="normal" style:font-weight-asian="normal" style:font-weight-complex="normal"/>
    </style:style>
    <style:style style:name="T9" style:family="text">
      <style:text-properties fo:color="#805900" loext:opacity="100%" style:font-name="JetBrains Mono1" fo:font-style="normal" fo:font-weight="normal" style:font-style-asian="normal" style:font-weight-asian="normal"/>
    </style:style>
    <style:style style:name="T10" style:family="text">
      <style:text-properties fo:color="#080808" loext:opacity="100%" style:font-name="JetBrains Mono1" fo:font-style="normal" fo:font-weight="normal" style:font-style-asian="normal" style:font-weight-asian="normal"/>
    </style:style>
    <style:style style:name="T11" style:family="text">
      <style:text-properties fo:color="#067d17" loext:opacity="100%" style:font-name="JetBrains Mono1" fo:font-style="normal" fo:font-weight="normal" style:font-style-asian="normal" style:font-weight-asian="normal"/>
    </style:style>
    <style:style style:name="T12" style:family="text">
      <style:text-properties fo:color="#286d73" loext:opacity="100%" style:font-name="JetBrains Mono1" fo:font-style="normal" fo:font-weight="normal" style:font-style-asian="normal" style:font-weight-asian="normal"/>
    </style:style>
    <style:style style:name="T13" style:family="text">
      <style:text-properties fo:color="#000000" loext:opacity="100%" style:font-name="JetBrains Mono1" fo:font-style="normal" fo:font-weight="normal" style:font-style-asian="normal" style:font-weight-asian="normal"/>
    </style:style>
    <style:style style:name="T14" style:family="text">
      <style:text-properties fo:color="#1750eb" loext:opacity="100%" style:font-name="JetBrains Mono1" fo:font-style="normal" fo:font-weight="normal" style:font-style-asian="normal" style:font-weight-asian="normal"/>
    </style:style>
    <style:style style:name="T15" style:family="text">
      <style:text-properties fo:color="#36666b" loext:opacity="100%" style:font-name="JetBrains Mono1" fo:font-style="normal" fo:font-weight="normal" style:font-style-asian="normal" style:font-weight-asian="normal"/>
    </style:style>
    <style:style style:name="T16" style:family="text">
      <style:text-properties fo:color="#336ecc" loext:opacity="100%" style:font-name="JetBrains Mono1" fo:font-style="normal" fo:font-weight="normal" style:font-style-asian="normal" style:font-weight-asian="normal"/>
    </style:style>
    <style:style style:name="T17" style:family="text">
      <style:text-properties fo:color="#871094" loext:opacity="100%" style:font-name="JetBrains Mono1" fo:font-style="normal" fo:font-weight="normal" style:font-style-asian="normal" style:font-weight-asian="normal"/>
    </style:style>
    <style:style style:name="T18" style:family="text">
      <style:text-properties fo:font-size="12pt" fo:font-weight="bold" officeooo:rsid="00075c7b" style:font-size-asian="12pt" style:font-weight-asian="bold" style:font-size-complex="12pt" style:font-weight-complex="bold"/>
    </style:style>
    <style:style style:name="T19" style:family="text">
      <style:text-properties fo:font-variant="normal" fo:text-transform="none" fo:color="#3a4145" loext:opacity="100%" style:font-name="Merriweather" fo:font-size="13.5pt" fo:letter-spacing="normal" fo:font-style="normal" fo:font-weight="normal"/>
    </style:style>
    <style:style style:name="T20" style:family="text">
      <style:text-properties fo:font-variant="normal" fo:text-transform="none" fo:color="#3a4145" loext:opacity="100%" style:font-name="Merriweather" fo:font-size="13.5pt" fo:letter-spacing="normal" fo:font-style="normal" fo:font-weight="normal" officeooo:rsid="000c30ec"/>
    </style:style>
    <style:style style:name="T21" style:family="text">
      <style:text-properties fo:font-variant="normal" fo:text-transform="none" fo:color="#3a4145" loext:opacity="100%" style:font-name="Merriweather" fo:font-size="13.5pt" fo:letter-spacing="normal" fo:font-style="normal" fo:font-weight="bold"/>
    </style:style>
    <style:style style:name="T22" style:family="text">
      <style:text-properties fo:font-variant="normal" fo:text-transform="none" fo:color="#3a4145" loext:opacity="100%" style:font-name="Merriweather" fo:letter-spacing="normal" fo:font-style="normal" fo:font-weight="normal"/>
    </style:style>
    <style:style style:name="T23" style:family="text">
      <style:text-properties fo:font-variant="normal" fo:text-transform="none" fo:color="#3a4145" loext:opacity="100%" style:font-name="Merriweather" fo:letter-spacing="normal" fo:font-style="normal" fo:font-weight="normal" officeooo:rsid="000c30ec"/>
    </style:style>
    <style:style style:name="T24" style:family="text">
      <style:text-properties fo:font-variant="normal" fo:text-transform="none" fo:color="#3a4145" loext:opacity="100%" style:font-name="Merriweather" fo:letter-spacing="normal" fo:font-style="normal" fo:font-weight="bold"/>
    </style:style>
    <style:style style:name="T25" style:family="text">
      <style:text-properties fo:font-variant="normal" fo:text-transform="none" fo:color="#3a4145" loext:opacity="100%" style:font-name="Merriweather" fo:font-size="12pt" fo:letter-spacing="normal" fo:font-style="normal" fo:font-weight="normal" style:font-size-asian="12pt" style:font-size-complex="12pt"/>
    </style:style>
    <style:style style:name="T26" style:family="text">
      <style:text-properties fo:font-variant="normal" fo:text-transform="none" fo:color="#3a4145" loext:opacity="100%" style:font-name="Merriweather" fo:font-size="12pt" fo:letter-spacing="normal" fo:font-style="normal" fo:font-weight="normal" officeooo:rsid="000c30ec" style:font-size-asian="12pt" style:font-size-complex="12pt"/>
    </style:style>
    <style:style style:name="T27" style:family="text">
      <style:text-properties fo:font-variant="normal" fo:text-transform="none" fo:color="#3a4145" loext:opacity="100%" style:font-name="Merriweather" fo:font-size="12pt" fo:letter-spacing="normal" fo:font-style="normal" fo:font-weight="bold" style:font-size-asian="12pt" style:font-size-complex="12pt"/>
    </style:style>
    <style:style style:name="T28" style:family="text">
      <style:text-properties fo:font-variant="normal" fo:text-transform="none" fo:color="#3a4145" loext:opacity="100%" style:font-name="Liberation Serif" fo:letter-spacing="normal" fo:font-style="normal"/>
    </style:style>
    <style:style style:name="T29" style:family="text">
      <style:text-properties fo:font-variant="normal" fo:text-transform="none" fo:color="#3a4145" loext:opacity="100%" style:font-name="Liberation Serif" fo:letter-spacing="normal" fo:font-style="normal" fo:font-weight="normal"/>
    </style:style>
    <style:style style:name="T30" style:family="text">
      <style:text-properties fo:font-variant="normal" fo:text-transform="none" fo:color="#3a4145" loext:opacity="100%" style:font-name="Inconsolata" fo:letter-spacing="normal" fo:font-style="normal" fo:font-weight="normal" fo:background-color="#f7fafb" loext:char-shading-value="0" loext:padding-left="0.0311in" loext:padding-right="0in" loext:padding-top="0.0193in" loext:padding-bottom="0.0193in" loext:border-left="0.06pt solid #e3edf3" loext:border-right="none" loext:border-top="0.06pt solid #e3edf3" loext:border-bottom="0.06pt solid #e3edf3"/>
    </style:style>
    <style:style style:name="T31" style:family="text">
      <style:text-properties fo:font-variant="normal" fo:text-transform="none" fo:color="#3a4145" loext:opacity="100%" style:font-name="Inconsolata" fo:letter-spacing="normal" fo:font-style="normal" fo:font-weight="normal" fo:background-color="transparent" loext:char-shading-value="0" loext:padding="0in" loext:border="none"/>
    </style:style>
    <style:style style:name="T32" style:family="text">
      <style:text-properties fo:font-variant="normal" fo:text-transform="none" fo:color="#3a4145" loext:opacity="100%" style:font-name="Inconsolata" fo:font-size="13.5pt" fo:letter-spacing="normal" fo:font-style="normal" fo:font-weight="normal" fo:background-color="#f7fafb" loext:char-shading-value="0" loext:padding-left="0.0311in" loext:padding-right="0in" loext:padding-top="0.0193in" loext:padding-bottom="0.0193in" loext:border-left="0.06pt solid #e3edf3" loext:border-right="none" loext:border-top="0.06pt solid #e3edf3" loext:border-bottom="0.06pt solid #e3edf3"/>
    </style:style>
    <style:style style:name="T33" style:family="text">
      <style:text-properties fo:font-variant="normal" fo:text-transform="none" fo:color="#3a4145" loext:opacity="100%" style:font-name="Inconsolata" fo:font-size="12pt" fo:letter-spacing="normal" fo:font-style="normal" fo:font-weight="normal" fo:background-color="#f7fafb" loext:char-shading-value="0" style:font-size-asian="12pt" style:font-size-complex="12pt" loext:padding-left="0.0311in" loext:padding-right="0in" loext:padding-top="0.0193in" loext:padding-bottom="0.0193in" loext:border-left="0.06pt solid #e3edf3" loext:border-right="none" loext:border-top="0.06pt solid #e3edf3" loext:border-bottom="0.06pt solid #e3edf3"/>
    </style:style>
    <style:style style:name="T34" style:family="text">
      <style:text-properties fo:font-variant="normal" fo:text-transform="none" fo:color="#3a4145" loext:opacity="100%" style:font-name="Inconsolata" fo:font-size="12pt" fo:letter-spacing="normal" fo:font-style="normal" fo:font-weight="normal" fo:background-color="transparent" loext:char-shading-value="0" style:font-size-asian="12pt" style:font-size-complex="12pt" loext:padding="0in" loext:border="none"/>
    </style:style>
    <style:style style:name="T35" style:family="text">
      <style:text-properties fo:font-variant="normal" fo:text-transform="none" fo:color="#4a4a4a" loext:opacity="100%" style:font-name="Merriweather" fo:font-size="13.5pt" fo:letter-spacing="normal" fo:font-style="normal" fo:font-weight="normal" fo:background-color="transparent" loext:char-shading-value="0"/>
    </style:style>
    <style:style style:name="T36" style:family="text">
      <style:text-properties fo:font-variant="normal" fo:text-transform="none" fo:color="#4a4a4a" loext:opacity="100%" style:font-name="Merriweather" fo:letter-spacing="normal" fo:font-style="normal" fo:font-weight="normal" fo:background-color="transparent" loext:char-shading-value="0"/>
    </style:style>
    <style:style style:name="T37" style:family="text">
      <style:text-properties fo:font-variant="normal" fo:text-transform="none" fo:color="#4a4a4a" loext:opacity="100%" style:font-name="Merriweather" fo:font-size="12pt" fo:letter-spacing="normal" fo:font-style="normal" fo:font-weight="normal" fo:background-color="transparent" loext:char-shading-value="0" style:font-size-asian="12pt" style:font-size-complex="12pt"/>
    </style:style>
    <style:style style:name="T38" style:family="text">
      <style:text-properties fo:font-variant="normal" fo:text-transform="none" fo:color="#cf8e6d" loext:opacity="100%" style:font-name="JetBrains Mono" fo:font-size="17.5pt" fo:letter-spacing="normal" fo:font-style="normal" fo:font-weight="normal" style:font-size-asian="17.5pt" style:font-style-asian="normal" style:font-weight-asian="normal"/>
    </style:style>
    <style:style style:name="T39" style:family="text">
      <style:text-properties fo:font-variant="normal" fo:text-transform="none" fo:color="#cf8e6d" loext:opacity="100%" style:font-name="JetBrains Mono" fo:letter-spacing="normal" fo:font-style="normal" fo:font-weight="normal" style:font-style-asian="normal" style:font-weight-asian="normal"/>
    </style:style>
    <style:style style:name="T40" style:family="text">
      <style:text-properties fo:font-variant="normal" fo:text-transform="none" fo:color="#0077aa" loext:opacity="100%" style:font-name="Consolas" fo:letter-spacing="normal" fo:font-style="normal" fo:font-weight="normal" loext:padding="0in" loext:border="none"/>
    </style:style>
    <style:style style:name="T41" style:family="text">
      <style:text-properties fo:font-variant="normal" fo:text-transform="none" fo:color="#0077aa" loext:opacity="100%" style:font-name="Consolas" fo:font-size="12pt" fo:letter-spacing="normal" fo:font-style="normal" fo:font-weight="normal" style:font-size-asian="12pt" style:font-size-complex="12pt" loext:padding="0in" loext:border="none"/>
    </style:style>
    <style:style style:name="T42" style:family="text">
      <style:text-properties fo:font-variant="normal" fo:text-transform="none" fo:color="#000000" loext:opacity="100%" style:font-name="Consolas" fo:letter-spacing="normal" fo:font-style="normal" fo:font-weight="normal" loext:padding="0in" loext:border="none"/>
    </style:style>
    <style:style style:name="T43" style:family="text">
      <style:text-properties fo:font-variant="normal" fo:text-transform="none" fo:color="#000000" loext:opacity="100%" style:font-name="Consolas" fo:font-size="12pt" fo:letter-spacing="normal" fo:font-style="normal" fo:font-weight="normal" style:font-size-asian="12pt" style:font-size-complex="12pt" loext:padding="0in" loext:border="none"/>
    </style:style>
    <style:style style:name="T44" style:family="text">
      <style:text-properties fo:font-variant="normal" fo:text-transform="none" fo:color="#000000" loext:opacity="100%" fo:letter-spacing="normal" loext:padding="0in" loext:border="none"/>
    </style:style>
    <style:style style:name="T45" style:family="text">
      <style:text-properties fo:font-variant="normal" fo:text-transform="none" fo:color="#000000" loext:opacity="100%" fo:font-size="12pt" fo:letter-spacing="normal" style:font-size-asian="12pt" style:font-size-complex="12pt" loext:padding="0in" loext:border="none"/>
    </style:style>
    <style:style style:name="T46" style:family="text">
      <style:text-properties fo:font-variant="normal" fo:text-transform="none" fo:color="#999999" loext:opacity="100%" style:font-name="Consolas" fo:letter-spacing="normal" fo:font-style="normal" fo:font-weight="normal" loext:padding="0in" loext:border="none"/>
    </style:style>
    <style:style style:name="T47" style:family="text">
      <style:text-properties fo:font-variant="normal" fo:text-transform="none" fo:color="#999999" loext:opacity="100%" style:font-name="Consolas" fo:font-size="12pt" fo:letter-spacing="normal" fo:font-style="normal" fo:font-weight="normal" style:font-size-asian="12pt" style:font-size-complex="12pt" loext:padding="0in" loext:border="none"/>
    </style:style>
    <style:style style:name="T48" style:family="text">
      <style:text-properties fo:font-variant="normal" fo:text-transform="none" fo:color="#669900" loext:opacity="100%" style:font-name="Consolas" fo:letter-spacing="normal" fo:font-style="normal" fo:font-weight="normal" loext:padding="0in" loext:border="none"/>
    </style:style>
    <style:style style:name="T49" style:family="text">
      <style:text-properties fo:font-variant="normal" fo:text-transform="none" fo:color="#669900" loext:opacity="100%" style:font-name="Consolas" fo:font-size="12pt" fo:letter-spacing="normal" fo:font-style="normal" fo:font-weight="normal" style:font-size-asian="12pt" style:font-size-complex="12pt" loext:padding="0in" loext:border="none"/>
    </style:style>
    <style:style style:name="T50" style:family="text">
      <style:text-properties fo:font-variant="normal" fo:text-transform="none" fo:color="#dd4a68" loext:opacity="100%" style:font-name="Consolas" fo:letter-spacing="normal" fo:font-style="normal" fo:font-weight="normal" loext:padding="0in" loext:border="none"/>
    </style:style>
    <style:style style:name="T51" style:family="text">
      <style:text-properties fo:font-variant="normal" fo:text-transform="none" fo:color="#dd4a68" loext:opacity="100%" style:font-name="Consolas" fo:font-size="12pt" fo:letter-spacing="normal" fo:font-style="normal" fo:font-weight="normal" style:font-size-asian="12pt" style:font-size-complex="12pt" loext:padding="0in" loext:border="none"/>
    </style:style>
    <style:style style:name="T52" style:family="text">
      <style:text-properties fo:font-variant="normal" fo:text-transform="none" fo:color="#a67f59" loext:opacity="100%" style:font-name="Consolas" fo:letter-spacing="normal" fo:font-style="normal" fo:font-weight="normal" loext:padding="0in" loext:border="none"/>
    </style:style>
    <style:style style:name="T53" style:family="text">
      <style:text-properties fo:font-variant="normal" fo:text-transform="none" fo:color="#a67f59" loext:opacity="100%" style:font-name="Consolas" fo:font-size="12pt" fo:letter-spacing="normal" fo:font-style="normal" fo:font-weight="normal" style:font-size-asian="12pt" style:font-size-complex="12pt" loext:padding="0in" loext:border="none"/>
    </style:style>
    <style:style style:name="T54" style:family="text">
      <style:text-properties fo:font-variant="normal" fo:text-transform="none" fo:color="#990055" loext:opacity="100%" style:font-name="Consolas" fo:letter-spacing="normal" fo:font-style="normal" fo:font-weight="normal" loext:padding="0in" loext:border="none"/>
    </style:style>
    <style:style style:name="T55" style:family="text">
      <style:text-properties fo:font-variant="normal" fo:text-transform="none" fo:color="#990055" loext:opacity="100%" style:font-name="Consolas" fo:font-size="12pt" fo:letter-spacing="normal" fo:font-style="normal" fo:font-weight="normal" style:font-size-asian="12pt" style:font-size-complex="12pt" loext:padding="0in" loext:border="none"/>
    </style:style>
    <style:style style:name="T56" style:family="text">
      <style:text-properties fo:color="#3a4145" loext:opacity="100%" style:font-name="Liberation Serif"/>
    </style:style>
    <style:style style:name="T57" style:family="text">
      <style:text-properties fo:color="#cf8e6d" loext:opacity="100%" style:font-name="JetBrains Mono1" fo:font-size="17.5pt" fo:font-style="normal" fo:font-weight="normal" style:font-size-asian="17.5pt" style:font-style-asian="normal" style:font-weight-asian="normal"/>
    </style:style>
    <style:style style:name="T58" style:family="text">
      <style:text-properties fo:color="#cf8e6d" loext:opacity="100%" style:font-name="JetBrains Mono1" fo:font-style="normal" fo:font-weight="normal" style:font-style-asian="normal" style:font-weight-asian="normal"/>
    </style:style>
    <style:style style:name="T59" style:family="text">
      <style:text-properties fo:color="#bcbec4" loext:opacity="100%" style:font-name="JetBrains Mono1" fo:font-size="17.5pt" fo:font-style="normal" fo:font-weight="normal" style:font-size-asian="17.5pt" style:font-style-asian="normal" style:font-weight-asian="normal"/>
    </style:style>
    <style:style style:name="T60" style:family="text">
      <style:text-properties fo:color="#bcbec4" loext:opacity="100%" style:font-name="JetBrains Mono1" fo:font-style="normal" fo:font-weight="normal" style:font-style-asian="normal" style:font-weight-asian="normal"/>
    </style:style>
    <style:style style:name="T61" style:family="text">
      <style:text-properties fo:color="#cc7832" loext:opacity="100%" style:font-name="JetBrains Mono1" fo:font-size="17.5pt" fo:font-style="normal" fo:font-weight="normal" style:font-size-asian="17.5pt" style:font-style-asian="normal" style:font-weight-asian="normal"/>
    </style:style>
    <style:style style:name="T62" style:family="text">
      <style:text-properties fo:color="#cc7832" loext:opacity="100%" style:font-name="JetBrains Mono1" fo:font-style="normal" fo:font-weight="normal" style:font-style-asian="normal" style:font-weight-asian="normal"/>
    </style:style>
    <style:style style:name="T63" style:family="text">
      <style:text-properties fo:color="#afbf7e" loext:opacity="100%" style:font-name="JetBrains Mono1" fo:font-size="17.5pt" fo:font-style="normal" fo:font-weight="normal" style:font-size-asian="17.5pt" style:font-style-asian="normal" style:font-weight-asian="normal"/>
    </style:style>
    <style:style style:name="T64" style:family="text">
      <style:text-properties fo:color="#afbf7e" loext:opacity="100%" style:font-name="JetBrains Mono1" fo:font-style="normal" fo:font-weight="normal" style:font-style-asian="normal" style:font-weight-asian="normal"/>
    </style:style>
    <style:style style:name="T65" style:family="text">
      <style:text-properties fo:color="#b09d79" loext:opacity="100%" style:font-name="JetBrains Mono1" fo:font-size="17.5pt" fo:font-style="normal" fo:font-weight="normal" style:font-size-asian="17.5pt" style:font-style-asian="normal" style:font-weight-asian="normal"/>
    </style:style>
    <style:style style:name="T66" style:family="text">
      <style:text-properties fo:color="#b09d79" loext:opacity="100%" style:font-name="JetBrains Mono1" fo:font-style="normal" fo:font-weight="normal" style:font-style-asian="normal" style:font-weight-asian="normal"/>
    </style:style>
    <style:style style:name="T67" style:family="text">
      <style:text-properties fo:color="#6aab73" loext:opacity="100%" style:font-name="JetBrains Mono1" fo:font-size="17.5pt" fo:font-style="normal" fo:font-weight="normal" style:font-size-asian="17.5pt" style:font-style-asian="normal" style:font-weight-asian="normal"/>
    </style:style>
    <style:style style:name="T68" style:family="text">
      <style:text-properties fo:color="#6aab73" loext:opacity="100%" style:font-name="JetBrains Mono1" fo:font-style="normal" fo:font-weight="normal" style:font-style-asian="normal" style:font-weight-asian="normal"/>
    </style:style>
    <style:style style:name="T69" style:family="text">
      <style:text-properties fo:color="#56a8f5" loext:opacity="100%" style:font-name="JetBrains Mono1" fo:font-size="17.5pt" fo:font-style="normal" fo:font-weight="normal" style:font-size-asian="17.5pt" style:font-style-asian="normal" style:font-weight-asian="normal"/>
    </style:style>
    <style:style style:name="T70" style:family="text">
      <style:text-properties fo:color="#56a8f5" loext:opacity="100%" style:font-name="JetBrains Mono1" fo:font-style="normal" fo:font-weight="normal" style:font-style-asian="normal" style:font-weight-asian="normal"/>
    </style:style>
    <style:style style:name="T71" style:family="text">
      <style:text-properties fo:color="#7a7e85" loext:opacity="100%" style:font-name="JetBrains Mono1" fo:font-size="17.5pt" fo:font-style="normal" fo:font-weight="normal" style:font-size-asian="17.5pt" style:font-style-asian="normal" style:font-weight-asian="normal"/>
    </style:style>
    <style:style style:name="T72" style:family="text">
      <style:text-properties fo:color="#7a7e85" loext:opacity="100%" style:font-name="JetBrains Mono1" fo:font-style="normal" fo:font-weight="normal"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Goroutines: </text:span><text:span text:style-name="T1">A goroutine is a function that is capable of running concurrently with other functions. To create a goroutine we use the keyword go followed by a function invocation:</text:span><text:span text:style-name="T2">A goroutine is a function that is capable of running concurrently with other functions. To create a goroutine we use the keyword go followed by a function invocation:</text:span></text:p>
      <text:p text:style-name="P4"/>
      <text:p text:style-name="P2"><text:span text:style-name="T8">package </text:span><text:span text:style-name="T9">main</text:span><text:line-break/><text:line-break/><text:span text:style-name="T7">import </text:span><text:span text:style-name="T10">(</text:span><text:line-break/><text:span text:style-name="T10"><text:tab/></text:span><text:span text:style-name="T11">"fmt"</text:span><text:line-break/><text:span text:style-name="T11"><text:tab/>"math/rand"</text:span><text:line-break/><text:span text:style-name="T11"><text:tab/>"time"</text:span><text:line-break/><text:span text:style-name="T10">)</text:span><text:line-break/><text:line-break/><text:span text:style-name="T7">func </text:span><text:span text:style-name="T12">f</text:span><text:span text:style-name="T10">(</text:span><text:span text:style-name="T13">n </text:span><text:span text:style-name="T7">int</text:span><text:span text:style-name="T10">) {</text:span><text:line-break/><text:span text:style-name="T10"><text:tab/></text:span><text:span text:style-name="T7">for </text:span><text:span text:style-name="T13">i </text:span><text:span text:style-name="T10">:= </text:span><text:span text:style-name="T14">0</text:span><text:span text:style-name="T10">; </text:span><text:span text:style-name="T13">i </text:span><text:span text:style-name="T10">&lt; </text:span><text:span text:style-name="T14">10</text:span><text:span text:style-name="T10">; </text:span><text:span text:style-name="T13">i</text:span><text:span text:style-name="T10">++ {</text:span><text:line-break/><text:span text:style-name="T10"><text:tab/><text:tab/></text:span><text:span text:style-name="T9">fmt</text:span><text:span text:style-name="T10">.</text:span><text:span text:style-name="T15">Println</text:span><text:span text:style-name="T10">(</text:span><text:span text:style-name="T13">n</text:span><text:span text:style-name="T10">, </text:span><text:span text:style-name="T11">":"</text:span><text:span text:style-name="T10">, </text:span><text:span text:style-name="T13">i</text:span><text:span text:style-name="T10">)</text:span><text:line-break/><text:span text:style-name="T10"><text:tab/><text:tab/></text:span><text:span text:style-name="T13">amt </text:span><text:span text:style-name="T10">:= </text:span><text:span text:style-name="T9">time</text:span><text:span text:style-name="T10">.</text:span><text:span text:style-name="T16">Duration</text:span><text:span text:style-name="T10">(</text:span><text:span text:style-name="T9">rand</text:span><text:span text:style-name="T10">.</text:span><text:span text:style-name="T15">Intn</text:span><text:span text:style-name="T10">(</text:span><text:span text:style-name="T14">250</text:span><text:span text:style-name="T10">))</text:span><text:line-break/><text:span text:style-name="T10"><text:tab/><text:tab/></text:span><text:span text:style-name="T9">time</text:span><text:span text:style-name="T10">.</text:span><text:span text:style-name="T15">Sleep</text:span><text:span text:style-name="T10">(</text:span><text:span text:style-name="T9">time</text:span><text:span text:style-name="T10">.</text:span><text:span text:style-name="T17">Millisecond </text:span><text:span text:style-name="T10">* </text:span><text:span text:style-name="T13">amt</text:span><text:span text:style-name="T10">)</text:span><text:line-break/><text:span text:style-name="T10"><text:tab/>}</text:span><text:line-break/><text:span text:style-name="T10">}</text:span><text:line-break/><text:span text:style-name="T7">func </text:span><text:span text:style-name="T12">main</text:span><text:span text:style-name="T10">() {</text:span><text:line-break/><text:span text:style-name="T10"><text:tab/></text:span><text:span text:style-name="T7">for </text:span><text:span text:style-name="T13">i </text:span><text:span text:style-name="T10">:= </text:span><text:span text:style-name="T14">0</text:span><text:span text:style-name="T10">; </text:span><text:span text:style-name="T13">i </text:span><text:span text:style-name="T10">&lt; </text:span><text:span text:style-name="T14">10</text:span><text:span text:style-name="T10">; </text:span><text:span text:style-name="T13">i</text:span><text:span text:style-name="T10">++ {</text:span><text:line-break/><text:span text:style-name="T10"><text:tab/><text:tab/></text:span><text:span text:style-name="T7">go </text:span><text:span text:style-name="T15">f</text:span><text:span text:style-name="T10">(</text:span><text:span text:style-name="T13">i</text:span><text:span text:style-name="T10">)</text:span><text:line-break/><text:span text:style-name="T10"><text:tab/>}</text:span><text:line-break/><text:span text:style-name="T10"><text:tab/></text:span><text:span text:style-name="T7">var </text:span><text:span text:style-name="T13">input </text:span><text:span text:style-name="T7">string</text:span><text:line-break/><text:span text:style-name="T7"><text:tab/></text:span><text:span text:style-name="T9">fmt</text:span><text:span text:style-name="T10">.</text:span><text:span text:style-name="T15">Scanln</text:span><text:span text:style-name="T10">(&amp;</text:span><text:span text:style-name="T13">input</text:span><text:span text:style-name="T10">)</text:span><text:line-break/><text:span text:style-name="T10"><text:tab/></text:span><text:span text:style-name="T9">fmt</text:span><text:span text:style-name="T10">.</text:span><text:span text:style-name="T15">Println</text:span><text:span text:style-name="T10">(</text:span><text:span text:style-name="T13">input</text:span><text:span text:style-name="T10">)</text:span><text:line-break/><text:span text:style-name="T10">}</text:span><text:line-break/></text:p>
      <text:p text:style-name="P3"><text:span text:style-name="T2">H</text:span><text:span text:style-name="T1">ere we have added delay for seeing the concurrency in work, Here the go function is called 10 times and all the calls now run simultaneously and print output</text:span><text:span text:style-name="T3">s</text:span><text:span text:style-name="T1"> simultaneously. </text:span><text:span text:style-name="T4">Where we are taking a user input so that the main program can’t terminate without executing all the function call</text:span></text:p>
      <text:p text:style-name="P5"/>
      <text:p text:style-name="P14"><text:span text:style-name="T6">Channels: </text:span>Channels provide a way for two goroutines to communicate with one another and synchronize their execution. <text:span text:style-name="T29">Channels can be thought of as pipes using which Goroutines communicate. Similar to how water flows from one end to another in a pipe, data can be sent from one end and received from the other end using channels.</text:span></text:p>
      <text:h text:style-name="P7" text:outline-level="3"><text:bookmark text:name="declaringchannels"/><text:span text:style-name="T56">Declaring channels</text:span></text:h>
      <text:p text:style-name="P17">Each channel has a type associated with it. This type is the type of data that the channel is allowed to transport. No other type is allowed to be transported using the channel.</text:p>
      <text:p text:style-name="P20"><text:span text:style-name="Emphasis"><text:span text:style-name="T22">chan T </text:span></text:span><text:span text:style-name="T22">is a channel of type </text:span><text:span text:style-name="Source_20_Text"><text:span text:style-name="T30">T</text:span></text:span></text:p>
      <text:p text:style-name="P19"><text:span text:style-name="T25">The zero value of a channel is </text:span><text:span text:style-name="Source_20_Text"><text:span text:style-name="T33">nil</text:span></text:span><text:span text:style-name="T25">. </text:span><text:span text:style-name="T26">n</text:span><text:span text:style-name="Source_20_Text"><text:span text:style-name="T33">il </text:span></text:span><text:span text:style-name="T25">channels are not of any use and hence the channel has to be defined using </text:span><text:span text:style-name="Source_20_Text"><text:span text:style-name="T33">make </text:span></text:span><text:span text:style-name="T25">similar to </text:span><text:a xlink:type="simple" xlink:href="https://golangbot.com/maps/" text:style-name="Internet_20_link" text:visited-style-name="Visited_20_Internet_20_Link">maps</text:a><text:span text:style-name="T37"> </text:span><text:span text:style-name="T25">and </text:span><text:a xlink:type="simple" xlink:href="https://golangbot.com/arrays-and-slices/" text:style-name="Internet_20_link" text:visited-style-name="Visited_20_Internet_20_Link"><text:span text:style-name="T37">slices</text:span></text:a><text:span text:style-name="T25">.</text:span></text:p>
      <text:p text:style-name="P21"><text:span text:style-name="T22"/></text:p>
      <text:p text:style-name="P15"><text:span text:style-name="T39">var </text:span><text:span text:style-name="T60">a </text:span><text:span text:style-name="T58">chan </text:span><text:span text:style-name="T62">int</text:span><text:line-break/><text:span text:style-name="T58">if </text:span><text:span text:style-name="T60">a == </text:span><text:span text:style-name="T62">nil </text:span><text:span text:style-name="T60">{</text:span><text:line-break/><text:span text:style-name="T60"><text:tab/></text:span><text:span text:style-name="T64">fmt</text:span><text:span text:style-name="T60">.</text:span><text:span text:style-name="T66">Println</text:span><text:span text:style-name="T60">(</text:span><text:span text:style-name="T68">"Channel a is nil, going to define it"</text:span><text:span text:style-name="T60">)</text:span><text:line-break/><text:span text:style-name="T60"><text:tab/>a = </text:span><text:span text:style-name="T70">make</text:span><text:span text:style-name="T60">(</text:span><text:span text:style-name="T58">chan </text:span><text:span text:style-name="T62">int</text:span><text:span text:style-name="T60">)</text:span><text:line-break/><text:soft-page-break/><text:span text:style-name="T60"><text:tab/></text:span><text:span text:style-name="T64">fmt</text:span><text:span text:style-name="T60">.</text:span><text:span text:style-name="T66">Printf</text:span><text:span text:style-name="T60">(</text:span><text:span text:style-name="T68">"Type of a is </text:span><text:span text:style-name="T58">%T</text:span><text:span text:style-name="T68">"</text:span><text:span text:style-name="T60">, a)</text:span><text:line-break/><text:span text:style-name="T60">}</text:span><text:line-break/><text:span text:style-name="T60">data := &lt;-a </text:span><text:span text:style-name="T72">// read from channel a</text:span><text:line-break/><text:span text:style-name="T60">a &lt;- data <text:s text:c="2"/></text:span><text:span text:style-name="T72">// write to channel a</text:span></text:p>
      <text:p text:style-name="P16"><text:span text:style-name="T22"/></text:p>
      <text:h text:style-name="P6" text:outline-level="3"><text:bookmark text:name="sendsandreceivesareblockingbydefault"/><text:span text:style-name="T56">Sends and receives are blocking by default</text:span></text:h>
      <text:p text:style-name="P17">Sends and receives to a channel are blocking by default. What does this mean? When data is sent to a channel, the control is blocked in the send statement until some other Goroutine reads from that channel. Similarly, when data is read from a channel, the read is blocked until some Goroutine writes data to that channel.</text:p>
      <text:h text:style-name="P7" text:outline-level="3"><text:bookmark text:name="unidirectionalchannels"/><text:span text:style-name="T56">Unidirectional channels</text:span></text:h>
      <text:p text:style-name="P17">All the channels we discussed so far are bidirectional channels, that is data can be both sent and received on them. It is also possible to create unidirectional channels, that is channels that only send or receive data.</text:p>
      <text:p text:style-name="P10"><text:span text:style-name="Source_20_Text"><text:span text:style-name="T41">package</text:span></text:span><text:span text:style-name="Source_20_Text"><text:span text:style-name="T43"> main</text:span></text:span></text:p>
      <text:p text:style-name="P13"/>
      <text:p text:style-name="P12"><text:span text:style-name="Source_20_Text"><text:span text:style-name="T41">import</text:span></text:span><text:span text:style-name="Source_20_Text"><text:span text:style-name="T43"> </text:span></text:span><text:span text:style-name="Source_20_Text"><text:span text:style-name="T49">"fmt"</text:span></text:span></text:p>
      <text:p text:style-name="P13"/>
      <text:p text:style-name="P12"><text:span text:style-name="Source_20_Text"><text:span text:style-name="T41">func</text:span></text:span><text:span text:style-name="Source_20_Text"><text:span text:style-name="T43"> </text:span></text:span><text:span text:style-name="Source_20_Text"><text:span text:style-name="T51">sendData</text:span></text:span><text:span text:style-name="Source_20_Text"><text:span text:style-name="T47">(</text:span></text:span><text:span text:style-name="Source_20_Text"><text:span text:style-name="T43">sendch </text:span></text:span><text:span text:style-name="Source_20_Text"><text:span text:style-name="T41">chan</text:span></text:span><text:span text:style-name="Source_20_Text"><text:span text:style-name="T53">&lt;-</text:span></text:span><text:span text:style-name="Source_20_Text"><text:span text:style-name="T43"> </text:span></text:span><text:span text:style-name="Source_20_Text"><text:span text:style-name="T49">int</text:span></text:span><text:span text:style-name="Source_20_Text"><text:span text:style-name="T47">)</text:span></text:span><text:span text:style-name="Source_20_Text"><text:span text:style-name="T43"> </text:span></text:span><text:span text:style-name="Source_20_Text"><text:span text:style-name="T47">{</text:span></text:span><text:span text:style-name="Source_20_Text"><text:span text:style-name="T43"> <text:s/></text:span></text:span></text:p>
      <text:p text:style-name="P12"><text:span text:style-name="Source_20_Text"><text:span text:style-name="T45"><text:s text:c="4"/></text:span></text:span><text:span text:style-name="Source_20_Text"><text:span text:style-name="T43">sendch </text:span></text:span><text:span text:style-name="Source_20_Text"><text:span text:style-name="T53">&lt;-</text:span></text:span><text:span text:style-name="Source_20_Text"><text:span text:style-name="T43"> </text:span></text:span><text:span text:style-name="Source_20_Text"><text:span text:style-name="T55">10</text:span></text:span></text:p>
      <text:p text:style-name="P12"><text:span text:style-name="Source_20_Text"><text:span text:style-name="T47">}</text:span></text:span></text:p>
      <text:p text:style-name="P13"/>
      <text:p text:style-name="P12"><text:span text:style-name="Source_20_Text"><text:span text:style-name="T41">func</text:span></text:span><text:span text:style-name="Source_20_Text"><text:span text:style-name="T43"> </text:span></text:span><text:span text:style-name="Source_20_Text"><text:span text:style-name="T51">main</text:span></text:span><text:span text:style-name="Source_20_Text"><text:span text:style-name="T47">()</text:span></text:span><text:span text:style-name="Source_20_Text"><text:span text:style-name="T43"> </text:span></text:span><text:span text:style-name="Source_20_Text"><text:span text:style-name="T47">{</text:span></text:span><text:span text:style-name="Source_20_Text"><text:span text:style-name="T43"> <text:s/></text:span></text:span></text:p>
      <text:p text:style-name="P12"><text:span text:style-name="Source_20_Text"><text:span text:style-name="T45"><text:s text:c="4"/></text:span></text:span><text:span text:style-name="Source_20_Text"><text:span text:style-name="T43">sendch </text:span></text:span><text:span text:style-name="Source_20_Text"><text:span text:style-name="T53">:=</text:span></text:span><text:span text:style-name="Source_20_Text"><text:span text:style-name="T43"> </text:span></text:span><text:span text:style-name="Source_20_Text"><text:span text:style-name="T51">make</text:span></text:span><text:span text:style-name="Source_20_Text"><text:span text:style-name="T47">(</text:span></text:span><text:span text:style-name="Source_20_Text"><text:span text:style-name="T41">chan</text:span></text:span><text:span text:style-name="Source_20_Text"><text:span text:style-name="T53">&lt;-</text:span></text:span><text:span text:style-name="Source_20_Text"><text:span text:style-name="T43"> </text:span></text:span><text:span text:style-name="Source_20_Text"><text:span text:style-name="T49">int</text:span></text:span><text:span text:style-name="Source_20_Text"><text:span text:style-name="T47">)</text:span></text:span></text:p>
      <text:p text:style-name="P12"><text:span text:style-name="Source_20_Text"><text:span text:style-name="T45"><text:s text:c="4"/></text:span></text:span><text:span text:style-name="Source_20_Text"><text:span text:style-name="T41">go</text:span></text:span><text:span text:style-name="Source_20_Text"><text:span text:style-name="T43"> </text:span></text:span><text:span text:style-name="Source_20_Text"><text:span text:style-name="T51">sendData</text:span></text:span><text:span text:style-name="Source_20_Text"><text:span text:style-name="T47">(</text:span></text:span><text:span text:style-name="Source_20_Text"><text:span text:style-name="T43">sendch</text:span></text:span><text:span text:style-name="Source_20_Text"><text:span text:style-name="T47">)</text:span></text:span></text:p>
      <text:p text:style-name="P12"><text:span text:style-name="Source_20_Text"><text:span text:style-name="T45"><text:s text:c="4"/></text:span></text:span><text:span text:style-name="Source_20_Text"><text:span text:style-name="T43">fmt</text:span></text:span><text:span text:style-name="Source_20_Text"><text:span text:style-name="T47">.</text:span></text:span><text:span text:style-name="Source_20_Text"><text:span text:style-name="T51">Println</text:span></text:span><text:span text:style-name="Source_20_Text"><text:span text:style-name="T47">(</text:span></text:span><text:span text:style-name="Source_20_Text"><text:span text:style-name="T53">&lt;-</text:span></text:span><text:span text:style-name="Source_20_Text"><text:span text:style-name="T43">sendch</text:span></text:span><text:span text:style-name="Source_20_Text"><text:span text:style-name="T47">)</text:span></text:span></text:p>
      <text:p text:style-name="P11"><text:span text:style-name="Source_20_Text"><text:span text:style-name="T47">}</text:span></text:span></text:p>
      <text:p text:style-name="P19"><text:a xlink:type="simple" xlink:href="https://play.golang.org/p/PRKHxM-iRK" office:target-frame-name="_&quot;blank&quot;" xlink:show="replace" text:style-name="Internet_20_link" text:visited-style-name="Visited_20_Internet_20_Link"><text:span text:style-name="T37">Run program in playground</text:span></text:a></text:p>
      <text:p text:style-name="P19"><text:span text:style-name="T25">In the above program, we create send only channel </text:span><text:span text:style-name="Source_20_Text"><text:span text:style-name="T33">sendch</text:span></text:span><text:span text:style-name="T25"> in line no. 10. </text:span><text:span text:style-name="Source_20_Text"><text:span text:style-name="T33">chan&lt;- int</text:span></text:span><text:span text:style-name="T25"> denotes a send only channel as the arrow is pointing to </text:span><text:span text:style-name="Source_20_Text"><text:span text:style-name="T33">chan</text:span></text:span><text:span text:style-name="T25">. We try to receive data from a send only channel in line no. 12. This is not allowed and when the program is run, the compiler will complain stating,</text:span></text:p>
      <text:p text:style-name="P19"><text:span text:style-name="Emphasis"><text:span text:style-name="T25">./prog.go:12:14: invalid operation: &lt;-sendch (receive from send-only type chan&lt;- int)</text:span></text:span></text:p>
      <text:p text:style-name="P19"><text:span text:style-name="Strong_20_Emphasis"><text:span text:style-name="T27">All is well but what is the point of writing to a send only channel if it cannot be read from!</text:span></text:span></text:p>
      <text:p text:style-name="P19"><text:soft-page-break/><text:span text:style-name="Strong_20_Emphasis"><text:span text:style-name="T27">This is where channel conversion comes into use. It is possible to convert a bidirectional channel to a send only or receive only channel but not the vice versa.</text:span></text:span></text:p>
      <text:p text:style-name="P10"><text:span text:style-name="Source_20_Text"><text:span text:style-name="T41">package</text:span></text:span><text:span text:style-name="Source_20_Text"><text:span text:style-name="T43"> main</text:span></text:span></text:p>
      <text:p text:style-name="P13"/>
      <text:p text:style-name="P12"><text:span text:style-name="Source_20_Text"><text:span text:style-name="T41">import</text:span></text:span><text:span text:style-name="Source_20_Text"><text:span text:style-name="T43"> </text:span></text:span><text:span text:style-name="Source_20_Text"><text:span text:style-name="T49">"fmt"</text:span></text:span></text:p>
      <text:p text:style-name="P13"/>
      <text:p text:style-name="P12"><text:span text:style-name="Source_20_Text"><text:span text:style-name="T41">func</text:span></text:span><text:span text:style-name="Source_20_Text"><text:span text:style-name="T43"> </text:span></text:span><text:span text:style-name="Source_20_Text"><text:span text:style-name="T51">sendData</text:span></text:span><text:span text:style-name="Source_20_Text"><text:span text:style-name="T47">(</text:span></text:span><text:span text:style-name="Source_20_Text"><text:span text:style-name="T43">sendch </text:span></text:span><text:span text:style-name="Source_20_Text"><text:span text:style-name="T41">chan</text:span></text:span><text:span text:style-name="Source_20_Text"><text:span text:style-name="T53">&lt;-</text:span></text:span><text:span text:style-name="Source_20_Text"><text:span text:style-name="T43"> </text:span></text:span><text:span text:style-name="Source_20_Text"><text:span text:style-name="T49">int</text:span></text:span><text:span text:style-name="Source_20_Text"><text:span text:style-name="T47">)</text:span></text:span><text:span text:style-name="Source_20_Text"><text:span text:style-name="T43"> </text:span></text:span><text:span text:style-name="Source_20_Text"><text:span text:style-name="T47">{</text:span></text:span><text:span text:style-name="Source_20_Text"><text:span text:style-name="T43"> <text:s/></text:span></text:span></text:p>
      <text:p text:style-name="P12"><text:span text:style-name="Source_20_Text"><text:span text:style-name="T45"><text:s text:c="4"/></text:span></text:span><text:span text:style-name="Source_20_Text"><text:span text:style-name="T43">sendch </text:span></text:span><text:span text:style-name="Source_20_Text"><text:span text:style-name="T53">&lt;-</text:span></text:span><text:span text:style-name="Source_20_Text"><text:span text:style-name="T43"> </text:span></text:span><text:span text:style-name="Source_20_Text"><text:span text:style-name="T55">10</text:span></text:span></text:p>
      <text:p text:style-name="P12"><text:span text:style-name="Source_20_Text"><text:span text:style-name="T47">}</text:span></text:span></text:p>
      <text:p text:style-name="P13"/>
      <text:p text:style-name="P12"><text:span text:style-name="Source_20_Text"><text:span text:style-name="T41">func</text:span></text:span><text:span text:style-name="Source_20_Text"><text:span text:style-name="T43"> </text:span></text:span><text:span text:style-name="Source_20_Text"><text:span text:style-name="T51">main</text:span></text:span><text:span text:style-name="Source_20_Text"><text:span text:style-name="T47">()</text:span></text:span><text:span text:style-name="Source_20_Text"><text:span text:style-name="T43"> </text:span></text:span><text:span text:style-name="Source_20_Text"><text:span text:style-name="T47">{</text:span></text:span><text:span text:style-name="Source_20_Text"><text:span text:style-name="T43"> <text:s/></text:span></text:span></text:p>
      <text:p text:style-name="P12"><text:span text:style-name="Source_20_Text"><text:span text:style-name="T45"><text:s text:c="4"/></text:span></text:span><text:span text:style-name="Source_20_Text"><text:span text:style-name="T43">chnl </text:span></text:span><text:span text:style-name="Source_20_Text"><text:span text:style-name="T53">:=</text:span></text:span><text:span text:style-name="Source_20_Text"><text:span text:style-name="T43"> </text:span></text:span><text:span text:style-name="Source_20_Text"><text:span text:style-name="T51">make</text:span></text:span><text:span text:style-name="Source_20_Text"><text:span text:style-name="T47">(</text:span></text:span><text:span text:style-name="Source_20_Text"><text:span text:style-name="T41">chan</text:span></text:span><text:span text:style-name="Source_20_Text"><text:span text:style-name="T43"> </text:span></text:span><text:span text:style-name="Source_20_Text"><text:span text:style-name="T49">int</text:span></text:span><text:span text:style-name="Source_20_Text"><text:span text:style-name="T47">)</text:span></text:span></text:p>
      <text:p text:style-name="P12"><text:span text:style-name="Source_20_Text"><text:span text:style-name="T45"><text:s text:c="4"/></text:span></text:span><text:span text:style-name="Source_20_Text"><text:span text:style-name="T41">go</text:span></text:span><text:span text:style-name="Source_20_Text"><text:span text:style-name="T43"> </text:span></text:span><text:span text:style-name="Source_20_Text"><text:span text:style-name="T51">sendData</text:span></text:span><text:span text:style-name="Source_20_Text"><text:span text:style-name="T47">(</text:span></text:span><text:span text:style-name="Source_20_Text"><text:span text:style-name="T43">chnl</text:span></text:span><text:span text:style-name="Source_20_Text"><text:span text:style-name="T47">)</text:span></text:span></text:p>
      <text:p text:style-name="P12"><text:span text:style-name="Source_20_Text"><text:span text:style-name="T45"><text:s text:c="4"/></text:span></text:span><text:span text:style-name="Source_20_Text"><text:span text:style-name="T43">fmt</text:span></text:span><text:span text:style-name="Source_20_Text"><text:span text:style-name="T47">.</text:span></text:span><text:span text:style-name="Source_20_Text"><text:span text:style-name="T51">Println</text:span></text:span><text:span text:style-name="Source_20_Text"><text:span text:style-name="T47">(</text:span></text:span><text:span text:style-name="Source_20_Text"><text:span text:style-name="T53">&lt;-</text:span></text:span><text:span text:style-name="Source_20_Text"><text:span text:style-name="T43">chnl</text:span></text:span><text:span text:style-name="Source_20_Text"><text:span text:style-name="T47">)</text:span></text:span></text:p>
      <text:p text:style-name="P11"><text:span text:style-name="Source_20_Text"><text:span text:style-name="T47">}</text:span></text:span></text:p>
      <text:p text:style-name="P19"><text:a xlink:type="simple" xlink:href="https://play.golang.org/p/aqi_rJ1U8j" office:target-frame-name="_&quot;blank&quot;" xlink:show="replace" text:style-name="Internet_20_link" text:visited-style-name="Visited_20_Internet_20_Link"><text:span text:style-name="T37">Run program in playground</text:span></text:a></text:p>
      <text:p text:style-name="P19"><text:span text:style-name="T25">In line no. 10 of the program above, a bidirectional channel </text:span><text:span text:style-name="Source_20_Text"><text:span text:style-name="T33">chnl</text:span></text:span><text:span text:style-name="T25"> is created. It is passed as a parameter to the </text:span><text:span text:style-name="Source_20_Text"><text:span text:style-name="T33">sendData</text:span></text:span><text:span text:style-name="T25"> Goroutine in line no. 11. The </text:span><text:span text:style-name="Source_20_Text"><text:span text:style-name="T33">sendData</text:span></text:span><text:span text:style-name="T25"> function converts this channel to a send only channel in line no. 5 in the parameter </text:span><text:span text:style-name="Source_20_Text"><text:span text:style-name="T33">sendch chan&lt;- int</text:span></text:span><text:span text:style-name="T25">. So now the channel is send only inside the </text:span><text:span text:style-name="Source_20_Text"><text:span text:style-name="T33">sendData</text:span></text:span><text:span text:style-name="T25"> Goroutine but it's bidirectional in the main Goroutine. This program will print </text:span><text:span text:style-name="Source_20_Text"><text:span text:style-name="T33">10</text:span></text:span><text:span text:style-name="T25"> as the output.</text:span></text:p>
      <text:p text:style-name="P18"><text:span text:style-name="T28"/></text:p>
      <text:h text:style-name="P7" text:outline-level="3"><text:span text:style-name="T28"/></text:h>
      <text:h text:style-name="P7" text:outline-level="3"><text:bookmark text:name="closingchannelsandforrangeloopsonchannels"/><text:span text:style-name="T56">Closing channels and for range loops on channels</text:span></text:h>
      <text:p text:style-name="P17">Senders have the ability to close the channel to notify receivers that no more data will be sent on the channel.</text:p>
      <text:p text:style-name="P17">Receivers can use an additional variable while receiving data from the channel to check whether the channel has been closed.</text:p>
      <text:p text:style-name="P8"><text:span text:style-name="Source_20_Text"><text:span text:style-name="T34">v, ok := &lt;- ch <text:s/></text:span></text:span></text:p>
      <text:p text:style-name="P19"><text:span text:style-name="T25">In the above statement </text:span><text:span text:style-name="Source_20_Text"><text:span text:style-name="T33">ok</text:span></text:span><text:span text:style-name="T25"> is true if the value was received by a successful send operation to a channel. If </text:span><text:span text:style-name="Source_20_Text"><text:span text:style-name="T33">ok</text:span></text:span><text:span text:style-name="T25"> is false it means that we are reading from a closed channel. The value read from a closed channel will be the zero value of </text:span><text:soft-page-break/><text:span text:style-name="T25">the channel's type. For example, if the channel is an </text:span><text:span text:style-name="Source_20_Text"><text:span text:style-name="T33">int</text:span></text:span><text:span text:style-name="T25"> channel, then the value received from a closed channel will be </text:span><text:span text:style-name="Source_20_Text"><text:span text:style-name="T33">0</text:span></text:span><text:span text:style-name="T25">.</text:span></text:p>
      <text:p text:style-name="P10"><text:span text:style-name="Source_20_Text"><text:span text:style-name="T41">package</text:span></text:span><text:span text:style-name="Source_20_Text"><text:span text:style-name="T43"> main</text:span></text:span></text:p>
      <text:p text:style-name="P13"/>
      <text:p text:style-name="P12"><text:span text:style-name="Source_20_Text"><text:span text:style-name="T41">import</text:span></text:span><text:span text:style-name="Source_20_Text"><text:span text:style-name="T43"> </text:span></text:span><text:span text:style-name="Source_20_Text"><text:span text:style-name="T47">(</text:span></text:span><text:span text:style-name="Source_20_Text"><text:span text:style-name="T43"> <text:s/></text:span></text:span></text:p>
      <text:p text:style-name="P12"><text:span text:style-name="Source_20_Text"><text:span text:style-name="T45"><text:s text:c="4"/></text:span></text:span><text:span text:style-name="Source_20_Text"><text:span text:style-name="T49">"fmt"</text:span></text:span></text:p>
      <text:p text:style-name="P12"><text:span text:style-name="Source_20_Text"><text:span text:style-name="T47">)</text:span></text:span></text:p>
      <text:p text:style-name="P13"/>
      <text:p text:style-name="P12"><text:span text:style-name="Source_20_Text"><text:span text:style-name="T41">func</text:span></text:span><text:span text:style-name="Source_20_Text"><text:span text:style-name="T43"> </text:span></text:span><text:span text:style-name="Source_20_Text"><text:span text:style-name="T51">producer</text:span></text:span><text:span text:style-name="Source_20_Text"><text:span text:style-name="T47">(</text:span></text:span><text:span text:style-name="Source_20_Text"><text:span text:style-name="T43">chnl </text:span></text:span><text:span text:style-name="Source_20_Text"><text:span text:style-name="T41">chan</text:span></text:span><text:span text:style-name="Source_20_Text"><text:span text:style-name="T43"> </text:span></text:span><text:span text:style-name="Source_20_Text"><text:span text:style-name="T49">int</text:span></text:span><text:span text:style-name="Source_20_Text"><text:span text:style-name="T47">)</text:span></text:span><text:span text:style-name="Source_20_Text"><text:span text:style-name="T43"> </text:span></text:span><text:span text:style-name="Source_20_Text"><text:span text:style-name="T47">{</text:span></text:span><text:span text:style-name="Source_20_Text"><text:span text:style-name="T43"> <text:s/></text:span></text:span></text:p>
      <text:p text:style-name="P12"><text:span text:style-name="Source_20_Text"><text:span text:style-name="T45"><text:s text:c="4"/></text:span></text:span><text:span text:style-name="Source_20_Text"><text:span text:style-name="T41">for</text:span></text:span><text:span text:style-name="Source_20_Text"><text:span text:style-name="T43"> i </text:span></text:span><text:span text:style-name="Source_20_Text"><text:span text:style-name="T53">:=</text:span></text:span><text:span text:style-name="Source_20_Text"><text:span text:style-name="T43"> </text:span></text:span><text:span text:style-name="Source_20_Text"><text:span text:style-name="T55">0</text:span></text:span><text:span text:style-name="Source_20_Text"><text:span text:style-name="T47">;</text:span></text:span><text:span text:style-name="Source_20_Text"><text:span text:style-name="T43"> i </text:span></text:span><text:span text:style-name="Source_20_Text"><text:span text:style-name="T53">&lt;</text:span></text:span><text:span text:style-name="Source_20_Text"><text:span text:style-name="T43"> </text:span></text:span><text:span text:style-name="Source_20_Text"><text:span text:style-name="T55">10</text:span></text:span><text:span text:style-name="Source_20_Text"><text:span text:style-name="T47">;</text:span></text:span><text:span text:style-name="Source_20_Text"><text:span text:style-name="T43"> i</text:span></text:span><text:span text:style-name="Source_20_Text"><text:span text:style-name="T53">++</text:span></text:span><text:span text:style-name="Source_20_Text"><text:span text:style-name="T43"> </text:span></text:span><text:span text:style-name="Source_20_Text"><text:span text:style-name="T47">{</text:span></text:span></text:p>
      <text:p text:style-name="P12"><text:span text:style-name="Source_20_Text"><text:span text:style-name="T45"><text:s text:c="8"/></text:span></text:span><text:span text:style-name="Source_20_Text"><text:span text:style-name="T43">chnl </text:span></text:span><text:span text:style-name="Source_20_Text"><text:span text:style-name="T53">&lt;-</text:span></text:span><text:span text:style-name="Source_20_Text"><text:span text:style-name="T43"> i</text:span></text:span></text:p>
      <text:p text:style-name="P12"><text:span text:style-name="Source_20_Text"><text:span text:style-name="T45"><text:s text:c="4"/></text:span></text:span><text:span text:style-name="Source_20_Text"><text:span text:style-name="T47">}</text:span></text:span></text:p>
      <text:p text:style-name="P12"><text:span text:style-name="Source_20_Text"><text:span text:style-name="T45"><text:s text:c="4"/></text:span></text:span><text:span text:style-name="Source_20_Text"><text:span text:style-name="T51">close</text:span></text:span><text:span text:style-name="Source_20_Text"><text:span text:style-name="T47">(</text:span></text:span><text:span text:style-name="Source_20_Text"><text:span text:style-name="T43">chnl</text:span></text:span><text:span text:style-name="Source_20_Text"><text:span text:style-name="T47">)</text:span></text:span></text:p>
      <text:p text:style-name="P12"><text:span text:style-name="Source_20_Text"><text:span text:style-name="T47">}</text:span></text:span></text:p>
      <text:p text:style-name="P12"><text:span text:style-name="Source_20_Text"><text:span text:style-name="T41">func</text:span></text:span><text:span text:style-name="Source_20_Text"><text:span text:style-name="T43"> </text:span></text:span><text:span text:style-name="Source_20_Text"><text:span text:style-name="T51">main</text:span></text:span><text:span text:style-name="Source_20_Text"><text:span text:style-name="T47">()</text:span></text:span><text:span text:style-name="Source_20_Text"><text:span text:style-name="T43"> </text:span></text:span><text:span text:style-name="Source_20_Text"><text:span text:style-name="T47">{</text:span></text:span><text:span text:style-name="Source_20_Text"><text:span text:style-name="T43"> <text:s/></text:span></text:span></text:p>
      <text:p text:style-name="P12"><text:span text:style-name="Source_20_Text"><text:span text:style-name="T45"><text:s text:c="4"/></text:span></text:span><text:span text:style-name="Source_20_Text"><text:span text:style-name="T43">ch </text:span></text:span><text:span text:style-name="Source_20_Text"><text:span text:style-name="T53">:=</text:span></text:span><text:span text:style-name="Source_20_Text"><text:span text:style-name="T43"> </text:span></text:span><text:span text:style-name="Source_20_Text"><text:span text:style-name="T51">make</text:span></text:span><text:span text:style-name="Source_20_Text"><text:span text:style-name="T47">(</text:span></text:span><text:span text:style-name="Source_20_Text"><text:span text:style-name="T41">chan</text:span></text:span><text:span text:style-name="Source_20_Text"><text:span text:style-name="T43"> </text:span></text:span><text:span text:style-name="Source_20_Text"><text:span text:style-name="T49">int</text:span></text:span><text:span text:style-name="Source_20_Text"><text:span text:style-name="T47">)</text:span></text:span></text:p>
      <text:p text:style-name="P12"><text:span text:style-name="Source_20_Text"><text:span text:style-name="T45"><text:s text:c="4"/></text:span></text:span><text:span text:style-name="Source_20_Text"><text:span text:style-name="T41">go</text:span></text:span><text:span text:style-name="Source_20_Text"><text:span text:style-name="T43"> </text:span></text:span><text:span text:style-name="Source_20_Text"><text:span text:style-name="T51">producer</text:span></text:span><text:span text:style-name="Source_20_Text"><text:span text:style-name="T47">(</text:span></text:span><text:span text:style-name="Source_20_Text"><text:span text:style-name="T43">ch</text:span></text:span><text:span text:style-name="Source_20_Text"><text:span text:style-name="T47">)</text:span></text:span></text:p>
      <text:p text:style-name="P12"><text:span text:style-name="Source_20_Text"><text:span text:style-name="T45"><text:s text:c="4"/></text:span></text:span><text:span text:style-name="Source_20_Text"><text:span text:style-name="T41">for</text:span></text:span><text:span text:style-name="Source_20_Text"><text:span text:style-name="T43"> </text:span></text:span><text:span text:style-name="Source_20_Text"><text:span text:style-name="T47">{</text:span></text:span></text:p>
      <text:p text:style-name="P12"><text:span text:style-name="Source_20_Text"><text:span text:style-name="T45"><text:s text:c="8"/></text:span></text:span><text:span text:style-name="Source_20_Text"><text:span text:style-name="T43">v</text:span></text:span><text:span text:style-name="Source_20_Text"><text:span text:style-name="T47">,</text:span></text:span><text:span text:style-name="Source_20_Text"><text:span text:style-name="T43"> ok </text:span></text:span><text:span text:style-name="Source_20_Text"><text:span text:style-name="T53">:=</text:span></text:span><text:span text:style-name="Source_20_Text"><text:span text:style-name="T43"> </text:span></text:span><text:span text:style-name="Source_20_Text"><text:span text:style-name="T53">&lt;-</text:span></text:span><text:span text:style-name="Source_20_Text"><text:span text:style-name="T43">ch</text:span></text:span></text:p>
      <text:p text:style-name="P12"><text:span text:style-name="Source_20_Text"><text:span text:style-name="T45"><text:s text:c="8"/></text:span></text:span><text:span text:style-name="Source_20_Text"><text:span text:style-name="T41">if</text:span></text:span><text:span text:style-name="Source_20_Text"><text:span text:style-name="T43"> ok </text:span></text:span><text:span text:style-name="Source_20_Text"><text:span text:style-name="T53">==</text:span></text:span><text:span text:style-name="Source_20_Text"><text:span text:style-name="T43"> </text:span></text:span><text:span text:style-name="Source_20_Text"><text:span text:style-name="T55">false</text:span></text:span><text:span text:style-name="Source_20_Text"><text:span text:style-name="T43"> </text:span></text:span><text:span text:style-name="Source_20_Text"><text:span text:style-name="T47">{</text:span></text:span></text:p>
      <text:p text:style-name="P12"><text:span text:style-name="Source_20_Text"><text:span text:style-name="T45"><text:s text:c="12"/></text:span></text:span><text:span text:style-name="Source_20_Text"><text:span text:style-name="T41">break</text:span></text:span></text:p>
      <text:p text:style-name="P12"><text:span text:style-name="Source_20_Text"><text:span text:style-name="T45"><text:s text:c="8"/></text:span></text:span><text:span text:style-name="Source_20_Text"><text:span text:style-name="T47">}</text:span></text:span></text:p>
      <text:p text:style-name="P12"><text:span text:style-name="Source_20_Text"><text:span text:style-name="T45"><text:s text:c="8"/></text:span></text:span><text:span text:style-name="Source_20_Text"><text:span text:style-name="T43">fmt</text:span></text:span><text:span text:style-name="Source_20_Text"><text:span text:style-name="T47">.</text:span></text:span><text:span text:style-name="Source_20_Text"><text:span text:style-name="T51">Println</text:span></text:span><text:span text:style-name="Source_20_Text"><text:span text:style-name="T47">(</text:span></text:span><text:span text:style-name="Source_20_Text"><text:span text:style-name="T49">"Received "</text:span></text:span><text:span text:style-name="Source_20_Text"><text:span text:style-name="T47">,</text:span></text:span><text:span text:style-name="Source_20_Text"><text:span text:style-name="T43"> v</text:span></text:span><text:span text:style-name="Source_20_Text"><text:span text:style-name="T47">,</text:span></text:span><text:span text:style-name="Source_20_Text"><text:span text:style-name="T43"> ok</text:span></text:span><text:span text:style-name="Source_20_Text"><text:span text:style-name="T47">)</text:span></text:span></text:p>
      <text:p text:style-name="P12"><text:span text:style-name="Source_20_Text"><text:span text:style-name="T45"><text:s text:c="4"/></text:span></text:span><text:span text:style-name="Source_20_Text"><text:span text:style-name="T47">}</text:span></text:span></text:p>
      <text:p text:style-name="P11"><text:span text:style-name="Source_20_Text"><text:span text:style-name="T47">}</text:span></text:span></text:p>
      <text:p text:style-name="P19"><text:a xlink:type="simple" xlink:href="https://play.golang.org/p/XWmUKDA2Ri" office:target-frame-name="_&quot;blank&quot;" xlink:show="replace" text:style-name="Internet_20_link" text:visited-style-name="Visited_20_Internet_20_Link"><text:span text:style-name="T37">Run program in playground</text:span></text:a></text:p>
      <text:p text:style-name="P19"><text:span text:style-name="T25">In the program above, the </text:span><text:span text:style-name="Source_20_Text"><text:span text:style-name="T33">producer</text:span></text:span><text:span text:style-name="T25"> Goroutine writes 0 to 9 to the </text:span><text:span text:style-name="Source_20_Text"><text:span text:style-name="T33">chnl</text:span></text:span><text:span text:style-name="T25"> channel and then closes the channel. The main function has an infinite </text:span><text:span text:style-name="Source_20_Text"><text:span text:style-name="T33">for</text:span></text:span><text:span text:style-name="T25"> loop in line no.16 which checks whether the channel is closed using the variable </text:span><text:span text:style-name="Source_20_Text"><text:span text:style-name="T33">ok</text:span></text:span><text:span text:style-name="T25"> in line no. 18. If </text:span><text:span text:style-name="Source_20_Text"><text:span text:style-name="T33">ok</text:span></text:span><text:span text:style-name="T25"> is false it means that the channel is closed and hence the loop is broken. Else the received value and the value of </text:span><text:span text:style-name="Source_20_Text"><text:span text:style-name="T33">ok</text:span></text:span><text:span text:style-name="T25"> is printed. This program prints,</text:span></text:p>
      <text:p text:style-name="P8"><text:span text:style-name="Source_20_Text"><text:span text:style-name="T34">Received <text:s/>0 true <text:s/></text:span></text:span></text:p>
      <text:p text:style-name="P9"><text:span text:style-name="Source_20_Text"><text:span text:style-name="T34">Received <text:s/>1 true <text:s/></text:span></text:span></text:p>
      <text:p text:style-name="P9"><text:soft-page-break/><text:span text:style-name="Source_20_Text"><text:span text:style-name="T34">Received <text:s/>2 true <text:s/></text:span></text:span></text:p>
      <text:p text:style-name="P9"><text:span text:style-name="Source_20_Text"><text:span text:style-name="T34">Received <text:s/>3 true <text:s/></text:span></text:span></text:p>
      <text:p text:style-name="P9"><text:span text:style-name="Source_20_Text"><text:span text:style-name="T34">Received <text:s/>4 true <text:s/></text:span></text:span></text:p>
      <text:p text:style-name="P9"><text:span text:style-name="Source_20_Text"><text:span text:style-name="T34">Received <text:s/>5 true <text:s/></text:span></text:span></text:p>
      <text:p text:style-name="P9"><text:span text:style-name="Source_20_Text"><text:span text:style-name="T34">Received <text:s/>6 true <text:s/></text:span></text:span></text:p>
      <text:p text:style-name="P9"><text:span text:style-name="Source_20_Text"><text:span text:style-name="T34">Received <text:s/>7 true <text:s/></text:span></text:span></text:p>
      <text:p text:style-name="P9"><text:span text:style-name="Source_20_Text"><text:span text:style-name="T34">Received <text:s/>8 true <text:s/></text:span></text:span></text:p>
      <text:p text:style-name="P9"><text:span text:style-name="Source_20_Text"><text:span text:style-name="T34">Received <text:s/>9 true <text:s/></text:span></text:span></text:p>
      <text:p text:style-name="P20"><text:span text:style-name="T22">The </text:span><text:span text:style-name="Strong_20_Emphasis"><text:span text:style-name="T24">for range</text:span></text:span><text:span text:style-name="T22"> form of the for loop can be used to receive values from a channel until it is closed.</text:span></text:p>
      <text:p text:style-name="P17">Let's rewrite the program above using a for range loop.</text:p>
      <text:p text:style-name="P10"><text:span text:style-name="Source_20_Text"><text:span text:style-name="T41">package</text:span></text:span><text:span text:style-name="Source_20_Text"><text:span text:style-name="T43"> main</text:span></text:span></text:p>
      <text:p text:style-name="P13"/>
      <text:p text:style-name="P12"><text:span text:style-name="Source_20_Text"><text:span text:style-name="T41">import</text:span></text:span><text:span text:style-name="Source_20_Text"><text:span text:style-name="T43"> </text:span></text:span><text:span text:style-name="Source_20_Text"><text:span text:style-name="T47">(</text:span></text:span><text:span text:style-name="Source_20_Text"><text:span text:style-name="T43"> <text:s/></text:span></text:span></text:p>
      <text:p text:style-name="P12"><text:span text:style-name="Source_20_Text"><text:span text:style-name="T45"><text:s text:c="4"/></text:span></text:span><text:span text:style-name="Source_20_Text"><text:span text:style-name="T49">"fmt"</text:span></text:span></text:p>
      <text:p text:style-name="P12"><text:span text:style-name="Source_20_Text"><text:span text:style-name="T47">)</text:span></text:span></text:p>
      <text:p text:style-name="P13"/>
      <text:p text:style-name="P12"><text:span text:style-name="Source_20_Text"><text:span text:style-name="T41">func</text:span></text:span><text:span text:style-name="Source_20_Text"><text:span text:style-name="T43"> </text:span></text:span><text:span text:style-name="Source_20_Text"><text:span text:style-name="T51">producer</text:span></text:span><text:span text:style-name="Source_20_Text"><text:span text:style-name="T47">(</text:span></text:span><text:span text:style-name="Source_20_Text"><text:span text:style-name="T43">chnl </text:span></text:span><text:span text:style-name="Source_20_Text"><text:span text:style-name="T41">chan</text:span></text:span><text:span text:style-name="Source_20_Text"><text:span text:style-name="T43"> </text:span></text:span><text:span text:style-name="Source_20_Text"><text:span text:style-name="T49">int</text:span></text:span><text:span text:style-name="Source_20_Text"><text:span text:style-name="T47">)</text:span></text:span><text:span text:style-name="Source_20_Text"><text:span text:style-name="T43"> </text:span></text:span><text:span text:style-name="Source_20_Text"><text:span text:style-name="T47">{</text:span></text:span><text:span text:style-name="Source_20_Text"><text:span text:style-name="T43"> <text:s/></text:span></text:span></text:p>
      <text:p text:style-name="P12"><text:span text:style-name="Source_20_Text"><text:span text:style-name="T45"><text:s text:c="4"/></text:span></text:span><text:span text:style-name="Source_20_Text"><text:span text:style-name="T41">for</text:span></text:span><text:span text:style-name="Source_20_Text"><text:span text:style-name="T43"> i </text:span></text:span><text:span text:style-name="Source_20_Text"><text:span text:style-name="T53">:=</text:span></text:span><text:span text:style-name="Source_20_Text"><text:span text:style-name="T43"> </text:span></text:span><text:span text:style-name="Source_20_Text"><text:span text:style-name="T55">0</text:span></text:span><text:span text:style-name="Source_20_Text"><text:span text:style-name="T47">;</text:span></text:span><text:span text:style-name="Source_20_Text"><text:span text:style-name="T43"> i </text:span></text:span><text:span text:style-name="Source_20_Text"><text:span text:style-name="T53">&lt;</text:span></text:span><text:span text:style-name="Source_20_Text"><text:span text:style-name="T43"> </text:span></text:span><text:span text:style-name="Source_20_Text"><text:span text:style-name="T55">10</text:span></text:span><text:span text:style-name="Source_20_Text"><text:span text:style-name="T47">;</text:span></text:span><text:span text:style-name="Source_20_Text"><text:span text:style-name="T43"> i</text:span></text:span><text:span text:style-name="Source_20_Text"><text:span text:style-name="T53">++</text:span></text:span><text:span text:style-name="Source_20_Text"><text:span text:style-name="T43"> </text:span></text:span><text:span text:style-name="Source_20_Text"><text:span text:style-name="T47">{</text:span></text:span></text:p>
      <text:p text:style-name="P12"><text:span text:style-name="Source_20_Text"><text:span text:style-name="T45"><text:s text:c="8"/></text:span></text:span><text:span text:style-name="Source_20_Text"><text:span text:style-name="T43">chnl </text:span></text:span><text:span text:style-name="Source_20_Text"><text:span text:style-name="T53">&lt;-</text:span></text:span><text:span text:style-name="Source_20_Text"><text:span text:style-name="T43"> i</text:span></text:span></text:p>
      <text:p text:style-name="P12"><text:span text:style-name="Source_20_Text"><text:span text:style-name="T45"><text:s text:c="4"/></text:span></text:span><text:span text:style-name="Source_20_Text"><text:span text:style-name="T47">}</text:span></text:span></text:p>
      <text:p text:style-name="P12"><text:span text:style-name="Source_20_Text"><text:span text:style-name="T45"><text:s text:c="4"/></text:span></text:span><text:span text:style-name="Source_20_Text"><text:span text:style-name="T51">close</text:span></text:span><text:span text:style-name="Source_20_Text"><text:span text:style-name="T47">(</text:span></text:span><text:span text:style-name="Source_20_Text"><text:span text:style-name="T43">chnl</text:span></text:span><text:span text:style-name="Source_20_Text"><text:span text:style-name="T47">)</text:span></text:span></text:p>
      <text:p text:style-name="P12"><text:span text:style-name="Source_20_Text"><text:span text:style-name="T47">}</text:span></text:span></text:p>
      <text:p text:style-name="P12"><text:span text:style-name="Source_20_Text"><text:span text:style-name="T41">func</text:span></text:span><text:span text:style-name="Source_20_Text"><text:span text:style-name="T43"> </text:span></text:span><text:span text:style-name="Source_20_Text"><text:span text:style-name="T51">main</text:span></text:span><text:span text:style-name="Source_20_Text"><text:span text:style-name="T47">()</text:span></text:span><text:span text:style-name="Source_20_Text"><text:span text:style-name="T43"> </text:span></text:span><text:span text:style-name="Source_20_Text"><text:span text:style-name="T47">{</text:span></text:span><text:span text:style-name="Source_20_Text"><text:span text:style-name="T43"> <text:s/></text:span></text:span></text:p>
      <text:p text:style-name="P12"><text:span text:style-name="Source_20_Text"><text:span text:style-name="T45"><text:s text:c="4"/></text:span></text:span><text:span text:style-name="Source_20_Text"><text:span text:style-name="T43">ch </text:span></text:span><text:span text:style-name="Source_20_Text"><text:span text:style-name="T53">:=</text:span></text:span><text:span text:style-name="Source_20_Text"><text:span text:style-name="T43"> </text:span></text:span><text:span text:style-name="Source_20_Text"><text:span text:style-name="T51">make</text:span></text:span><text:span text:style-name="Source_20_Text"><text:span text:style-name="T47">(</text:span></text:span><text:span text:style-name="Source_20_Text"><text:span text:style-name="T41">chan</text:span></text:span><text:span text:style-name="Source_20_Text"><text:span text:style-name="T43"> </text:span></text:span><text:span text:style-name="Source_20_Text"><text:span text:style-name="T49">int</text:span></text:span><text:span text:style-name="Source_20_Text"><text:span text:style-name="T47">)</text:span></text:span></text:p>
      <text:p text:style-name="P12"><text:span text:style-name="Source_20_Text"><text:span text:style-name="T45"><text:s text:c="4"/></text:span></text:span><text:span text:style-name="Source_20_Text"><text:span text:style-name="T41">go</text:span></text:span><text:span text:style-name="Source_20_Text"><text:span text:style-name="T43"> </text:span></text:span><text:span text:style-name="Source_20_Text"><text:span text:style-name="T51">producer</text:span></text:span><text:span text:style-name="Source_20_Text"><text:span text:style-name="T47">(</text:span></text:span><text:span text:style-name="Source_20_Text"><text:span text:style-name="T43">ch</text:span></text:span><text:span text:style-name="Source_20_Text"><text:span text:style-name="T47">)</text:span></text:span></text:p>
      <text:p text:style-name="P12"><text:span text:style-name="Source_20_Text"><text:span text:style-name="T45"><text:s text:c="4"/></text:span></text:span><text:span text:style-name="Source_20_Text"><text:span text:style-name="T41">for</text:span></text:span><text:span text:style-name="Source_20_Text"><text:span text:style-name="T43"> v </text:span></text:span><text:span text:style-name="Source_20_Text"><text:span text:style-name="T53">:=</text:span></text:span><text:span text:style-name="Source_20_Text"><text:span text:style-name="T43"> </text:span></text:span><text:span text:style-name="Source_20_Text"><text:span text:style-name="T41">range</text:span></text:span><text:span text:style-name="Source_20_Text"><text:span text:style-name="T43"> ch </text:span></text:span><text:span text:style-name="Source_20_Text"><text:span text:style-name="T47">{</text:span></text:span></text:p>
      <text:p text:style-name="P12"><text:span text:style-name="Source_20_Text"><text:span text:style-name="T45"><text:s text:c="8"/></text:span></text:span><text:span text:style-name="Source_20_Text"><text:span text:style-name="T43">fmt</text:span></text:span><text:span text:style-name="Source_20_Text"><text:span text:style-name="T47">.</text:span></text:span><text:span text:style-name="Source_20_Text"><text:span text:style-name="T51">Println</text:span></text:span><text:span text:style-name="Source_20_Text"><text:span text:style-name="T47">(</text:span></text:span><text:span text:style-name="Source_20_Text"><text:span text:style-name="T49">"Received "</text:span></text:span><text:span text:style-name="Source_20_Text"><text:span text:style-name="T47">,</text:span></text:span><text:span text:style-name="Source_20_Text"><text:span text:style-name="T43">v</text:span></text:span><text:span text:style-name="Source_20_Text"><text:span text:style-name="T47">)</text:span></text:span></text:p>
      <text:p text:style-name="P12"><text:span text:style-name="Source_20_Text"><text:span text:style-name="T45"><text:s text:c="4"/></text:span></text:span><text:span text:style-name="Source_20_Text"><text:span text:style-name="T47">}</text:span></text:span></text:p>
      <text:p text:style-name="P11"><text:span text:style-name="Source_20_Text"><text:span text:style-name="T47">}</text:span></text:span></text:p>
      <text:p text:style-name="P19"><text:a xlink:type="simple" xlink:href="https://play.golang.org/p/JJ3Ida1r_6" office:target-frame-name="_&quot;blank&quot;" xlink:show="replace" text:style-name="Internet_20_link" text:visited-style-name="Visited_20_Internet_20_Link"><text:span text:style-name="T37">Run program in playground</text:span></text:a></text:p>
      <text:p text:style-name="P19"><text:span text:style-name="T25">The </text:span><text:span text:style-name="Source_20_Text"><text:span text:style-name="T33">for range</text:span></text:span><text:span text:style-name="T25"> loop in line no. 16 receives data from the </text:span><text:span text:style-name="Source_20_Text"><text:span text:style-name="T33">ch</text:span></text:span><text:span text:style-name="T25"> channel until it is closed. Once </text:span><text:span text:style-name="Source_20_Text"><text:span text:style-name="T33">ch</text:span></text:span><text:span text:style-name="T25"> is closed, the loop automatically exits. This program outputs,</text:span></text:p>
      <text:p text:style-name="P8"><text:span text:style-name="Source_20_Text"><text:span text:style-name="T34">Received <text:s/>0 <text:s/></text:span></text:span></text:p>
      <text:p text:style-name="P9"><text:span text:style-name="Source_20_Text"><text:span text:style-name="T34">Received <text:s/>1 <text:s/></text:span></text:span></text:p>
      <text:p text:style-name="P9"><text:span text:style-name="Source_20_Text"><text:span text:style-name="T34">Received <text:s/>2 <text:s/></text:span></text:span></text:p>
      <text:p text:style-name="P9"><text:soft-page-break/><text:span text:style-name="Source_20_Text"><text:span text:style-name="T34">Received <text:s/>3 <text:s/></text:span></text:span></text:p>
      <text:p text:style-name="P9"><text:span text:style-name="Source_20_Text"><text:span text:style-name="T34">Received <text:s/>4 <text:s/></text:span></text:span></text:p>
      <text:p text:style-name="P9"><text:span text:style-name="Source_20_Text"><text:span text:style-name="T34">Received <text:s/>5 <text:s/></text:span></text:span></text:p>
      <text:p text:style-name="P9"><text:span text:style-name="Source_20_Text"><text:span text:style-name="T34">Received <text:s/>6 <text:s/></text:span></text:span></text:p>
      <text:p text:style-name="P9"><text:span text:style-name="Source_20_Text"><text:span text:style-name="T34">Received <text:s/>7 <text:s/></text:span></text:span></text:p>
      <text:p text:style-name="P9"><text:span text:style-name="Source_20_Text"><text:span text:style-name="T34">Received <text:s/>8 <text:s/></text:span></text:span></text:p>
      <text:p text:style-name="P9"><text:span text:style-name="Source_20_Text"><text:span text:style-name="T34">Received <text:s/>9 <text:s/></text:span></text:span></text:p>
      <text:p text:style-name="P14"><text:span text:style-name="T2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onaco, 'Andale Mono', 'Ubuntu Mono', monospace"/>
    <style:font-face style:name="Inconsolata" svg:font-family="Inconsolata, monospace, sans-serif"/>
    <style:font-face style:name="JetBrains Mono" svg:font-family="'JetBrains Mono'"/>
    <style:font-face style:name="JetBrains Mono1"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rriweather" svg:font-family="Merriweather, 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0T11:40:46.660690893</meta:creation-date>
    <meta:generator>LibreOffice/7.3.7.2$Linux_X86_64 LibreOffice_project/30$Build-2</meta:generator>
    <dc:date>2023-07-12T18:46:40.241204543</dc:date>
    <meta:editing-duration>PT5H50M21S</meta:editing-duration>
    <meta:editing-cycles>14</meta:editing-cycles>
    <meta:document-statistic meta:table-count="0" meta:image-count="0" meta:object-count="0" meta:page-count="6" meta:paragraph-count="109" meta:word-count="1102" meta:character-count="6191" meta:non-whitespace-character-count="4926"/>
  </office:meta>
</office:document-meta>
</file>